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6.5cm" svg:height="3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.5cm" svg:x="8cm" svg:y="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16.5cm" svg:y1="2cm" svg:x2="11.5cm" svg:y2="5.5cm">
          <text:p/>
        </draw:line>
        <draw:custom-shape draw:style-name="gr3" draw:text-style-name="P1" draw:layer="layout" svg:width="2cm" svg:height="2cm" svg:x="8cm" svg:y="1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11-14T11:29:57</meta:creation-date>
    <dc:date>2008-11-14T11:32:04</dc:date>
    <dc:language>fr-BE</dc:language>
    <meta:editing-cycles>2</meta:editing-cycles>
    <meta:editing-duration>PT2M9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